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Google data  letter analyser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எழுத்து</text:p>
          </table:table-cell>
          <table:table-cell table:style-name="ce1" office:value-type="string" calcext:value-type="string">
            <text:p>எண்ணிக்கை</text:p>
          </table:table-cell>
          <table:table-cell/>
          <table:table-cell table:style-name="ce1" office:value-type="string" calcext:value-type="string">
            <text:p>எழுத்து</text:p>
          </table:table-cell>
          <table:table-cell/>
        </table:table-row>
        <table:table-row table:style-name="ro1">
          <table:table-cell office:value-type="string" calcext:value-type="string">
            <text:p>க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ன்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ம்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க்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ல்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உ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த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ஊ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ப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எ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த்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ப்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ஐ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வ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ஒ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து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ஓ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ர்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ஔ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ள்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க்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அ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க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தி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கா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இ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கி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கு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கீ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ட்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கு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ரு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கெ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ய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க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ந்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கை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ட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கொ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வி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கோ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ங்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கௌ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டு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ங்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ர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ங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ன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ச்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ம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ச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எ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சா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பு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சி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ண்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சீ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கி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சு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டி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செ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ற்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சே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ச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சை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சி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சொ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ற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சோ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ல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ஞ்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கா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ஞ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பி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ஞா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தா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ட்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று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ட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உ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டா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மு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டி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ரி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டீ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ள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டு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பா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டெ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ந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டே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மா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டை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லை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டோ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யா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ண்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ச்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ண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ய்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ணா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செ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ணி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றி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ணீ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வு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ணு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ளி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ணெ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வா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ணே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தை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ணை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ஆ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ணொ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போ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ணோ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சு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த்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யி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த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மி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தா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ண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தி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கை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தீ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னை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து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நி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தெ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ஸ்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தே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லா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தை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னி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தொ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லி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தோ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மை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ந்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வே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ந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ரா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நா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நா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நி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ழு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நீ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கொ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நு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ளை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நெ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ழ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நே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ஒ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நை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ழ்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நொ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டை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நோ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வை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ப்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லு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ப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ளு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பா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யு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பி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சொ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பீ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னா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பு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தே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பெ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பெ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பே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சா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பை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பொ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பொ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ரை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போ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னு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பௌ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வெ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ம்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ழி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ம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றை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மா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டா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மி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தொ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ம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கோ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மு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தெ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மெ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மே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மே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ஏ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மை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பே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மொ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கே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மோ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ணி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மௌ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றா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ய்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ஞ்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ய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ணை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யா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யை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யி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நீ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யீ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ளா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யு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மீ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யெ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ஐ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யே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ஓ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யை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சே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யொ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தோ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யோ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சை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ர்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மொ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ர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ஜ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ரா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வ்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ரி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ஷ்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ரீ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ய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ரு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வீ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ரெ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ணு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ரே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நே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ரை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யோ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ரொ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றே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ரோ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ஊ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ல்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தீ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ல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ழை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லா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ரே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லி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மெ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லீ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னே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லு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லே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லெ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ஈ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லே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ணா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லை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நு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லொ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ஞ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லோ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டே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வ்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கீ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வ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ஜி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வா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டீ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வி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நெ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வீ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மோ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வு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பை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வெ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கெ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வே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ளே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வை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ரோ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வொ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வோ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வோ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சீ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ழ்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லோ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ழ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ஷ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ழா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பீ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ழி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ரீ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ழீ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ஜா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ழு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ஞா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ழே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சோ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ழை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னெ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ழோ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ஜெ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ள்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ஹ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ள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றீ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ளா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நோ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ளி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டோ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ளீ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யெ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ளு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ஔ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ளெ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டெ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ளே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ஹா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ளை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றோ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ளோ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ங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ற்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ரெ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ற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ழா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றா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னோ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றி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வொ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றீ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லீ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று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ஸ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றெ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ஜ்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றே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ஸ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றை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றெ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றொ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லெ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றோ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ஹி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ன்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ஸி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ன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ரொ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னா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ழே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னி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ஜோ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னீ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ணே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னு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னொ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னெ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நை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னே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னீ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னை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யீ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னொ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ஷா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னோ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ஜீ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ஜ்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ஷி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ஜ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ணீ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ஜா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ஹை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ஜி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லொ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ஜீ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நொ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ஜு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ழ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ஜெ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ஷ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ஜ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ஹ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ஜோ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ணெ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ஷ்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ள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ஷ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கௌ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ா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ழோ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ி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ஹீ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ீ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ஹ்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ே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ஷை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ை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பௌ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ஷோ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ணோ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ஸ்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ஜு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ஸ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ஹே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ஸா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ஜே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ஸி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ணொ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ஸீ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ஹு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ஸு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யொ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ஸே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ள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்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ஸ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ஹெ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ா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மௌ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ி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ஸு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ீ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ளெ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ு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றொ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ெ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ஷே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ே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ஷோ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ை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ஸே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ஹோ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number-rows-repeated="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oogle data word analyser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table:number-columns-repeated="2"/>
          <table:table-cell/>
          <table:table-cell table:style-name="ce5"/>
        </table:table-row>
        <table:table-row table:style-name="ro1" table:number-rows-repeated="2">
          <table:table-cell table:style-name="ce3" table:number-columns-repeated="2"/>
          <table:table-cell table:number-columns-repeated="2"/>
        </table:table-row>
        <table:table-row table:style-name="ro1" table:number-rows-repeated="2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xicon Letter count analyser " table:style-name="ta1">
        <table:table-column table:style-name="co1" table:number-columns-repeated="2" table:default-cell-style-name="ce4"/>
        <table:table-row table:style-name="ro1">
          <table:table-cell table:style-name="ce1" table:number-columns-repeated="2"/>
        </table:table-row>
        <table:table-row table:style-name="ro1" table:number-rows-repeated="28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Google data  letter analyser'.D1:'Google data  letter analyser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ta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a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a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Tamil" style:font-family-complex="'Lohit Tamil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-00-0000</text:date>, <text:time style:data-style-name="N2" text:time-value="20:51:50.673558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bi </meta:initial-creator>
    <meta:creation-date>2015-04-15T12:55:48.977027721</meta:creation-date>
    <dc:date>2015-04-15T21:30:23.144623152</dc:date>
    <dc:creator>Sibi </dc:creator>
    <meta:editing-duration>PT2H40M47S</meta:editing-duration>
    <meta:editing-cycles>10</meta:editing-cycles>
    <meta:generator>LibreOffice/4.3.5.2$Linux_X86_64 LibreOffice_project/3a87456aaa6a95c63eea1c1b3201acedf0751bd5</meta:generator>
    <meta:document-statistic meta:table-count="3" meta:cell-count="907" meta:object-count="0"/>
  </office:meta>
</office:document-meta>
</file>